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measurelines" svg:width="3.5cm" svg:height="3.5cm" svg:x="12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measurelines" svg:x1="11cm" svg:y1="3cm" svg:x2="1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8M30S</meta:editing-duration>
    <meta:editing-cycles>4</meta:editing-cycles>
    <meta:generator>OpenOffice/4.1.8$Win32 OpenOffice.org_project/418m3$Build-9803</meta:generator>
    <dc:date>2022-05-15T12:43:16.69</dc:date>
    <dc:creator>Serg Kab</dc:creator>
    <meta:document-statistic meta:object-count="2"/>
  </office:meta>
</office:document-meta>
</file>